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Czwartek 22.01.1925 około 9:00 Hotel New Grand</text:p>
      <text:p text:style-name="Normal">jestesmy juz po sniadaniu,</text:p>
      <text:p text:style-name="Normal">#Arthur bardzo chciałby złapać i przesłuchać Mukungę, bardzo zależy Arthurowi na informacji skąd wziął substancję zwaną kosmicznym miodem i do czego jej używał, zrobi to za wszelką ceną żeby tylko otrzymać interesujące go informacje</text:p>
      <text:p text:style-name="Normal"/>
      <text:p text:style-name="Normal">strona 279</text:p>
      <text:p text:style-name="Normal">strona 288</text:p>
      <text:p text:style-name="Normal">strona 368</text:p>
      <text:p text:style-name="Normal">#obmyslamy plan jak pochwycic i gdzie przesluchac Mukunge, Arthur i Elijah jada zakupic tlumiki do broni-udaje nam sie. John i Jack jada poszukac miejsca gdzie bedziemy mogli przesluchac Mukunge bez wzbudzania podejrzen-udalo im sie znalezc. Planujemy go przesluchiwac poprzez tortury, John jako osoba, ktora zna sie na medycynie.</text:p>
      <text:p text:style-name="Normal"/>
      <text:p text:style-name="Normal">#Jack i John wymieniaja zamek w mieszkaniu, do ktorego sie wlamali - miejscowki gdzie bedziemy chcieli przesluchiwac. Arthur dodatkowo wyjawil towarzyszom co tak naprawde chce zrobic i w jakis sposob sprowadzic Mukunge, ewentualnie Robsona.</text:p>
      <text:p text:style-name="Normal"/>
      <text:p text:style-name="Normal">#Firecracker tak sie nazywala ta knajpa, w ktorej znajdujemy miejscowke.</text:p>
      <text:p text:style-name="Normal"/>
      <text:p text:style-name="Normal">#Jack i John widzieli pod domem Mukungi Donalda Freya z policji, ten sam nas kiedys zatrzymal jak wychodzilismy z teatru z pochwyconym czarnym, ktory nas sledzil i zlapalismy go w teatrze.</text:p>
      <text:p text:style-name="Normal"/>
      <text:p text:style-name="Normal">#obmyslamy plan jak zwabic Mukunge do alejki gdzie chcemy go przechwycic. John idzie do Fat Maybellies skad bedzie sledzil Mukunge i upewni sie ze nikt go nie sledzil. Druga osoba stoi na ulicy i obserwuje dodatkowo, czy nikt nie sledzi. Jedna osoba siedzi w aucie, Artur bedzie chcial zaczepic Mukunge i go zwabic do alejki, badz go zajac rozmowa zeby reszta mogla dzialac.</text:p>
      <text:p text:style-name="Normal"/>
      <text:p text:style-name="Normal">#jest ok 21, nie znajdujemy Mukungi, mozliwe ze siedzi w domu pilnowany przez policjanta, jedziemy do Ju Ju House. Po drodze nie zauwazamy nic niepokojacego.</text:p>
      <text:p text:style-name="Normal"/>
      <text:p text:style-name="Normal">#Artur postanawia jechac do hotelu zeby przygotowac sie na wszelki wypadek do rytualu, reszta zostaje w mieszkaniu na przeciwko Ju Ju House.</text:p>
      <text:p text:style-name="Normal"/>
      <text:p text:style-name="Normal">#<text:span text:style-name="T2">dojezdzam do hotelu, przed hotelem idzie w moja strone trzech murzynow, ktorych wczesniej nie zauwazylem. Od wejscia do hotelu dzieli mnie 20 metrow, ale kiedy ich mijam jeden pyta sie mnie czy mam zapalniczke. Kiedy chce mu ja dac, jeden z nich probuje mnie zaatakowac i ogluszyc, ale mu sie nie udaje, ranie go swoja szpada. Po krotkiej szarpaninie udaje mi sie uciec do hotelu i wezwac policje, przyjezdza dwoch policjantow, spisuja moje zeznania. Ide do pokoju roztrzesiony.</text:span></text:p>
      <text:p text:style-name="P1">Mam jakies dziwne wizje, jestem na wojnie, w okopie, niemcy przecinaja drut kolczasty, jest ich 10, moj kolega murzyn zostal zadzgany, udaje mi sie przetrwac mocno poraniony. Przysnili mi sie Hellfighters. Jestem jednym z nich. Francuska broń, amerykańskie mundury i amunicja.</text:p>
      <text:p text:style-name="P1">Budze sie, zasnalem z drinkiem w reku.</text:p>
      <text:p text:style-name="Normal"/>
      <text:p text:style-name="Normal">#kiedy wychodze z hotelu i udaje sie do taksowki podjezdzaja chlopaki, dwoch jest rannych, rany postrzalowe i ciete nozem. Wchodzimy do hotelu i Jack ich opatruje.</text:p>
      <text:p text:style-name="Normal"/>
      <text:p text:style-name="Normal">piatek 23 -01- 1925 ok 7 ran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8" meta:word-count="443" meta:character-count="2821"/>
    <dc:date>2022-04-10T10:31:03.58</dc:date>
    <dc:creator>Adrian Adrian</dc:creator>
    <meta:editing-duration>PT2M37S</meta:editing-duration>
    <meta:editing-cycles>1</meta:editing-cycles>
    <meta:generator>OpenOffice/4.1.5$Win32 OpenOffice.org_project/415m1$Build-9789</meta:generator>
  </office:meta>
</office:document-meta>
</file>